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cm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2cm" svg:height="7.25cm" svg:x="5cm" svg:y="6.5cm">
          <draw:text-box>
            <text:p text:style-name="P1"><text:span text:style-name="T1">Test-Text in english for the testtoo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Suite/8$Win32 OpenOffice.org_project/680m6$Build-9095</meta:generator>
    <meta:creation-date>2006-12-06T16:39:07</meta:creation-date>
    <dc:date>2006-12-06T16:40:08</dc:date>
    <dc:language>de-DE</dc:language>
    <meta:editing-cycles>2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